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fo:font-style="normal" style:font-style-asian="normal" style:font-style-complex="normal" fo:hyphenate="true" fo:hyphenation-remain-char-count="2" fo:hyphenation-push-char-count="2"/>
    </style:style>
    <style:style style:name="P2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fo:font-style="normal" style:font-style-asian="normal" style:font-style-complex="normal" fo:hyphenate="true" fo:hyphenation-remain-char-count="2" fo:hyphenation-push-char-count="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Алексей Есипов (30.05.2011)</text:h>
      <text:list xml:id="list1809090511" text:style-name="L1">
        <text:list-item>
          <text:p text:style-name="P2">Дана строка. Вычислить среднее арифметическое кодов её символов, используя рекурсию. Модифицировать строку запрещается.</text:p>
        </text:list-item>
        <text:list-item>
          <text:p text:style-name="P1">Вычислить сумму значений во всех листьях данного бинарного дерева целых чисе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8pt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LibreOffice/3.3$Linux LibreOffice_project/330m19$Build-202</meta:generator>
    <dc:date>2011-05-29T22:20:00</dc:date>
    <dc:creator>Artem Pelenitsyn</dc:creator>
    <meta:editing-duration>PT2H4M46S</meta:editing-duration>
    <meta:editing-cycles>21</meta:editing-cycles>
    <meta:document-statistic meta:table-count="0" meta:image-count="0" meta:object-count="0" meta:page-count="1" meta:paragraph-count="3" meta:word-count="29" meta:character-count="228"/>
  </office:meta>
</office:document-meta>
</file>